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222in" fo:margin-left="0.9819in" table:align="left"/>
    </style:style>
    <style:style style:name="Table1.A" style:family="table-column">
      <style:table-column-properties style:column-width="2.7014in"/>
    </style:style>
    <style:style style:name="Table1.B" style:family="table-column">
      <style:table-column-properties style:column-width="2.6208in"/>
    </style:style>
    <style:style style:name="Table1.A1" style:family="table-cell">
      <style:table-cell-properties style:vertical-align="middle" fo:padding="0.0313in" fo:border="none"/>
    </style:style>
    <style:style style:name="Table2" style:family="table">
      <style:table-properties style:width="2.8597in" fo:margin-left="0.9819in" table:align="left"/>
    </style:style>
    <style:style style:name="Table2.A" style:family="table-column">
      <style:table-column-properties style:column-width="2.8597in"/>
    </style:style>
    <style:style style:name="Table2.A1" style:family="table-cell">
      <style:table-cell-properties style:vertical-align="middle" fo:padding="0.0313in" fo:border="none"/>
    </style:style>
    <style:style style:name="Table3" style:family="table">
      <style:table-properties style:width="5.7111in" fo:margin-left="0.9819in" table:align="left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4.0597in"/>
    </style:style>
    <style:style style:name="Table3.A1" style:family="table-cell">
      <style:table-cell-properties style:vertical-align="middle" fo:padding="0.0313in" fo:border="none"/>
    </style:style>
    <style:style style:name="P1" style:family="paragraph" style:parent-style-name="Horizontal_20_Line" style:list-style-name="L2"/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Heading_20_3" style:list-style-name="L3"/>
    <style:style style:name="P10" style:family="paragraph" style:parent-style-name="Heading_20_3" style:list-style-name="L4"/>
    <style:style style:name="P11" style:family="paragraph" style:parent-style-name="Preformatted_20_Text" style:list-style-name="L2"/>
    <style:style style:name="P12" style:family="paragraph" style:parent-style-name="Preformatted_20_Text" style:list-style-name="L4"/>
    <style:style style:name="P13" style:family="paragraph" style:parent-style-name="Preformatted_20_Text" style:list-style-name="L2">
      <style:paragraph-properties fo:margin-top="0in" fo:margin-bottom="0.1965in" loext:contextual-spacing="false"/>
    </style:style>
    <style:style style:name="P14" style:family="paragraph" style:parent-style-name="Preformatted_20_Text" style:list-style-name="L4">
      <style:paragraph-properties fo:margin-top="0in" fo:margin-bottom="0.1965in" loext:contextual-spacing="false"/>
    </style:style>
    <style:style style:name="P15" style:family="paragraph" style:parent-style-name="List_20_Heading" style:list-style-name="L2"/>
    <style:style style:name="P16" style:family="paragraph" style:parent-style-name="List_20_Heading" style:list-style-name="L4"/>
    <style:style style:name="P17" style:family="paragraph" style:parent-style-name="List_20_Contents" style:list-style-name="L2"/>
    <style:style style:name="P18" style:family="paragraph" style:parent-style-name="List_20_Contents" style:list-style-name="L4"/>
    <style:style style:name="P19" style:family="paragraph" style:parent-style-name="List_20_Contents" style:list-style-name="L2">
      <style:paragraph-properties fo:margin-top="0in" fo:margin-bottom="0.1965in" loext:contextual-spacing="false"/>
    </style:style>
    <style:style style:name="P20" style:family="paragraph" style:parent-style-name="List_20_Contents" style:list-style-name="L4">
      <style:paragraph-properties fo:margin-top="0in" fo:margin-bottom="0.1965in" loext:contextual-spacing="false"/>
    </style:style>
    <style:style style:name="P21" style:family="paragraph" style:parent-style-name="Heading_20_4" style:list-style-name="L4"/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u.princeton.cs.algs4</text:p>
      <text:h text:style-name="Heading_20_2" text:outline-level="2">Class Point2D</text:h>
      <text:list xml:id="list8713408539538717752" text:style-name="L1">
        <text:list-item>
          <text:p text:style-name="P6"><text:a xlink:type="simple" xlink:href="http://docs.oracle.com/javase/7/docs/api/java/lang/Object.html?is-external=true" text:style-name="Internet_20_link" text:visited-style-name="Visited_20_Internet_20_Link">Object</text:a> </text:p>
          <text:list>
            <text:list-item>
              <text:p text:style-name="P3">edu.princeton.cs.algs4.Point2D </text:p>
            </text:list-item>
          </text:list>
        </text:list-item>
      </text:list>
      <text:list xml:id="list436862648803607558" text:style-name="L2">
        <text:list-item>
          <text:p text:style-name="P15">All Implemented Interfaces: </text:p>
          <text:p text:style-name="P17"><text:a xlink:type="simple" xlink:href="http://docs.oracle.com/javase/7/docs/api/java/lang/Comparable.html?is-external=true" text:style-name="Internet_20_link" text:visited-style-name="Visited_20_Internet_20_Link">Comparable</text:a>&lt;<text:a xlink:type="simple" xlink:href="http://algs4.cs.princeton.edu/code/javadoc/edu/princeton/cs/algs4/Point2D.html" text:style-name="Internet_20_link" text:visited-style-name="Visited_20_Internet_20_Link">Point2D</text:a>&gt; </text:p>
          <text:p text:style-name="P1"/>
          <text:p text:style-name="P4"/>
          <text:p text:style-name="P11">public final class Point2D</text:p>
          <text:p text:style-name="P11">extends <text:a xlink:type="simple" xlink:href="http://docs.oracle.com/javase/7/docs/api/java/lang/Object.html?is-external=true" text:style-name="Internet_20_link" text:visited-style-name="Visited_20_Internet_20_Link">Object</text:a></text:p>
          <text:p text:style-name="P13">implements <text:a xlink:type="simple" xlink:href="http://docs.oracle.com/javase/7/docs/api/java/lang/Comparable.html?is-external=true" text:style-name="Internet_20_link" text:visited-style-name="Visited_20_Internet_20_Link">Comparable</text:a>&lt;<text:a xlink:type="simple" xlink:href="http://algs4.cs.princeton.edu/code/javadoc/edu/princeton/cs/algs4/Point2D.html" text:style-name="Internet_20_link" text:visited-style-name="Visited_20_Internet_20_Link">Point2D</text:a>&gt;</text:p>
          <text:p text:style-name="P4">The <text:span text:style-name="Source_20_Text">Point</text:span> class is an immutable data type to encapsulate a two-dimensional point with real-value coordinates. </text:p>
          <text:p text:style-name="P4">Note: in order to deal with the difference behavior of double and Double with respect to -0.0 and +0.0, the Point2D constructor converts any coordinates that are -0.0 to +0.0. </text:p>
          <text:p text:style-name="P4">For additional documentation, see <text:a xlink:type="simple" xlink:href="http://algs4.cs.princeton.edu/12oop" text:style-name="Internet_20_link" text:visited-style-name="Visited_20_Internet_20_Link">Section 1.2</text:a> of <text:span text:style-name="T1">Algorithms, 4th Edition</text:span> by Robert Sedgewick and Kevin Wayne.</text:p>
          <text:p text:style-name="P15">Author: </text:p>
          <text:p text:style-name="P19">Robert Sedgewick, Kevin Wayne</text:p>
        </text:list-item>
      </text:list>
      <text:list xml:id="list122096874821450166" text:style-name="L3">
        <text:list-item>
          <text:list>
            <text:list-item>
              <text:list>
                <text:list-item>
                  <text:h text:style-name="P9" text:outline-level="3"><text:bookmark text:name="field_summary"/>Field Summary</text:h>
                </text:list-item>
              </text:list>
            </text:list-item>
          </text:list>
        </text:list-item>
      </text:list>
      <text:p text:style-name="P7">Fields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Modifier and Type</text:p>
          </table:table-cell>
          <table:table-cell table:style-name="Table1.A1" office:value-type="string">
            <text:p text:style-name="Table_20_Heading">Field and Descrip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tic </text:span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1.A1" office:value-type="string">
            <text:p text:style-name="Table_20_Contents"><text:a xlink:type="simple" xlink:href="http://algs4.cs.princeton.edu/code/javadoc/edu/princeton/cs/algs4/Point2D.html#R_ORDER" text:style-name="Internet_20_link" text:visited-style-name="Visited_20_Internet_20_Link"><text:span text:style-name="Source_20_Text"><text:span text:style-name="Strong_20_Emphasis">R_ORDER</text:span></text:span></text:a> </text:p>
            <text:p text:style-name="Table_20_Contents">Compares two points by polar radiu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tic </text:span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1.A1" office:value-type="string">
            <text:p text:style-name="Table_20_Contents"><text:a xlink:type="simple" xlink:href="http://algs4.cs.princeton.edu/code/javadoc/edu/princeton/cs/algs4/Point2D.html#X_ORDER" text:style-name="Internet_20_link" text:visited-style-name="Visited_20_Internet_20_Link"><text:span text:style-name="Source_20_Text"><text:span text:style-name="Strong_20_Emphasis">X_ORDER</text:span></text:span></text:a> </text:p>
            <text:p text:style-name="Table_20_Contents">Compares two points by x-coordinat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tic </text:span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1.A1" office:value-type="string">
            <text:p text:style-name="Table_20_Contents"><text:a xlink:type="simple" xlink:href="http://algs4.cs.princeton.edu/code/javadoc/edu/princeton/cs/algs4/Point2D.html#Y_ORDER" text:style-name="Internet_20_link" text:visited-style-name="Visited_20_Internet_20_Link"><text:span text:style-name="Source_20_Text"><text:span text:style-name="Strong_20_Emphasis">Y_ORDER</text:span></text:span></text:a> </text:p>
            <text:p text:style-name="Table_20_Contents">Compares two points by y-coordinate.</text:p>
          </table:table-cell>
        </table:table-row>
      </table:table>
      <text:list xml:id="list144216898405236" text:continue-numbering="true" text:style-name="L3">
        <text:list-item>
          <text:list>
            <text:list-item>
              <text:list>
                <text:list-item>
                  <text:h text:style-name="P9" text:outline-level="3"><text:bookmark text:name="constructor_summary"/>Constructor Summary</text:h>
                </text:list-item>
              </text:list>
            </text:list-item>
          </text:list>
        </text:list-item>
      </text:list>
      <text:p text:style-name="P7">Constructors 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Heading">Constructor and Descrip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algs4.cs.princeton.edu/code/javadoc/edu/princeton/cs/algs4/Point2D.html#Point2D%28double,%20double%29" text:style-name="Internet_20_link" text:visited-style-name="Visited_20_Internet_20_Link"><text:span text:style-name="Source_20_Text"><text:span text:style-name="Strong_20_Emphasis">Point2D</text:span></text:span></text:a><text:span text:style-name="Source_20_Text">(double x, double y)</text:span> </text:p>
            <text:p text:style-name="Table_20_Contents">Initializes a new point (x, y).</text:p>
          </table:table-cell>
        </table:table-row>
      </table:table>
      <text:list xml:id="list144217436880129" text:continue-numbering="true" text:style-name="L3">
        <text:list-item>
          <text:list>
            <text:list-item>
              <text:list>
                <text:list-item>
                  <text:h text:style-name="P9" text:outline-level="3"><text:bookmark text:name="method_summary"/>Method Summary</text:h>
                </text:list-item>
              </text:list>
            </text:list-item>
          </text:list>
        </text:list-item>
      </text:list>
      <text:p text:style-name="P7">Methods 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Modifier and Type</text:p>
          </table:table-cell>
          <table:table-cell table:style-name="Table3.A1" office:value-type="string">
            <text:p text:style-name="Table_20_Heading">Method and Description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20_Text">static 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area2%28edu.princeton.cs.algs4.Point2D,%20edu.princeton.cs.algs4.Point2D,%20edu.princeton.cs.algs4.Point2D%29" text:style-name="Internet_20_link" text:visited-style-name="Visited_20_Internet_20_Link"><text:span text:style-name="Source_20_Text"><text:span text:style-name="Strong_20_Emphasis">area2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a, 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b, 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c)</text:span> </text:p>
            <text:p text:style-name="Table_20_Contents">Returns twice the signed area of the triangle a-b-c.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atan2Order%28%29" text:style-name="Internet_20_link" text:visited-style-name="Visited_20_Internet_20_Link"><text:span text:style-name="Source_20_Text"><text:span text:style-name="Strong_20_Emphasis">atan2Order</text:span></text:span></text:a><text:span text:style-name="Source_20_Text">()</text:span> </text:p>
            <text:p text:style-name="Table_20_Contents">Compares two points by atan2() angle (between –π and π) with respect to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tatic int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ccw%28edu.princeton.cs.algs4.Point2D,%20edu.princeton.cs.algs4.Point2D,%20edu.princeton.cs.algs4.Point2D%29" text:style-name="Internet_20_link" text:visited-style-name="Visited_20_Internet_20_Link"><text:span text:style-name="Source_20_Text"><text:span text:style-name="Strong_20_Emphasis">ccw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a, 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b, 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c)</text:span> </text:p>
            <text:p text:style-name="Table_20_Contents">Returns true if a→b→c is a counterclockwise tur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t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compareTo%28edu.princeton.cs.algs4.Point2D%29" text:style-name="Internet_20_link" text:visited-style-name="Visited_20_Internet_20_Link"><text:span text:style-name="Source_20_Text"><text:span text:style-name="Strong_20_Emphasis">compare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that)</text:span> </text:p>
            <text:p text:style-name="Table_20_Contents">Compares two points by y-coordinate, breaking ties by x-coordinat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distanceSquaredTo%28edu.princeton.cs.algs4.Point2D%29" text:style-name="Internet_20_link" text:visited-style-name="Visited_20_Internet_20_Link"><text:span text:style-name="Source_20_Text"><text:span text:style-name="Strong_20_Emphasis">distanceSquared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that)</text:span> </text:p>
            <text:p text:style-name="Table_20_Contents">Returns the square of the Euclidean distance between this point and that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distanceTo%28edu.princeton.cs.algs4.Point2D%29" text:style-name="Internet_20_link" text:visited-style-name="Visited_20_Internet_20_Link"><text:span text:style-name="Source_20_Text"><text:span text:style-name="Strong_20_Emphasis">distance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that)</text:span> </text:p>
            <text:p text:style-name="Table_20_Contents">Returns the Euclidean distance between this point and that point.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distanceToOrder%28%29" text:style-name="Internet_20_link" text:visited-style-name="Visited_20_Internet_20_Link"><text:span text:style-name="Source_20_Text"><text:span text:style-name="Strong_20_Emphasis">distanceToOrder</text:span></text:span></text:a><text:span text:style-name="Source_20_Text">()</text:span> </text:p>
            <text:p text:style-name="Table_20_Contents">Compares two points by distance to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void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draw%28%29" text:style-name="Internet_20_link" text:visited-style-name="Visited_20_Internet_20_Link"><text:span text:style-name="Source_20_Text"><text:span text:style-name="Strong_20_Emphasis">draw</text:span></text:span></text:a><text:span text:style-name="Source_20_Text">()</text:span> </text:p>
            <text:p text:style-name="Table_20_Contents">Plot this point using standard draw.</text:p>
          </table:table-cell>
        </table:table-row>
        <table:table-row>
          <table:table-cell table:style-name="Table3.A1" office:value-type="string">
            <text:p text:style-name="Table_20_Contents"><text:span text:style-name="Source_20_Text">void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drawTo%28edu.princeton.cs.algs4.Point2D%29" text:style-name="Internet_20_link" text:visited-style-name="Visited_20_Internet_20_Link"><text:span text:style-name="Source_20_Text"><text:span text:style-name="Strong_20_Emphasis">draw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that)</text:span> </text:p>
            <text:p text:style-name="Table_20_Contents">Plot a line from this point to that point using standard draw.</text:p>
          </table:table-cell>
        </table:table-row>
        <table:table-row>
          <table:table-cell table:style-name="Table3.A1" office:value-type="string">
            <text:p text:style-name="Table_20_Contents"><text:span text:style-name="Source_20_Text">boolean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equals%28java.lang.Object%29" text:style-name="Internet_20_link" text:visited-style-name="Visited_20_Internet_20_Link"><text:span text:style-name="Source_20_Text"><text:span text:style-name="Strong_20_Emphasis">equals</text:span></text:span></text:a><text:span text:style-name="Source_20_Text">(</text:span>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<text:span text:style-name="Source_20_Text"> other)</text:span> </text:p>
            <text:p text:style-name="Table_20_Contents">Compares this point to the specified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t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hashCode%28%29" text:style-name="Internet_20_link" text:visited-style-name="Visited_20_Internet_20_Link"><text:span text:style-name="Source_20_Text"><text:span text:style-name="Strong_20_Emphasis">hashCode</text:span></text:span></text:a><text:span text:style-name="Source_20_Text">()</text:span> </text:p>
            <text:p text:style-name="Table_20_Contents">Returns an integer hash code for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tatic void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main%28java.lang.String[]%29" text:style-name="Internet_20_link" text:visited-style-name="Visited_20_Internet_20_Link"><text:span text:style-name="Source_20_Text"><text:span text:style-name="Strong_20_Emphasis">main</text:span></text:span></text:a><text:span text:style-name="Source_20_Text">(</text:span><text:a xlink:type="simple" xlink:href="http://docs.oracle.com/javase/7/docs/api/java/lang/String.html?is-external=true" text:style-name="Internet_20_link" text:visited-style-name="Visited_20_Internet_20_Link"><text:span text:style-name="Source_20_Text">String</text:span></text:a><text:span text:style-name="Source_20_Text">[] args)</text:span> </text:p>
            <text:p text:style-name="Table_20_Contents">Unit tests the point data type.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polarOrder%28%29" text:style-name="Internet_20_link" text:visited-style-name="Visited_20_Internet_20_Link"><text:span text:style-name="Source_20_Text"><text:span text:style-name="Strong_20_Emphasis">polarOrder</text:span></text:span></text:a><text:span text:style-name="Source_20_Text">()</text:span> </text:p>
            <text:p text:style-name="Table_20_Contents">Compares two points by polar angle (between 0 and 2π) with respect to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r%28%29" text:style-name="Internet_20_link" text:visited-style-name="Visited_20_Internet_20_Link"><text:span text:style-name="Source_20_Text"><text:span text:style-name="Strong_20_Emphasis">r</text:span></text:span></text:a><text:span text:style-name="Source_20_Text">()</text:span> </text:p>
            <text:p text:style-name="Table_20_Contents">Returns the polar radius of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theta%28%29" text:style-name="Internet_20_link" text:visited-style-name="Visited_20_Internet_20_Link"><text:span text:style-name="Source_20_Text"><text:span text:style-name="Strong_20_Emphasis">theta</text:span></text:span></text:a><text:span text:style-name="Source_20_Text">()</text:span> </text:p>
            <text:p text:style-name="Table_20_Contents">Returns the angle of this point in polar coordinates.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docs.oracle.com/javase/7/docs/api/java/lang/String.html?is-external=true" text:style-name="Internet_20_link" text:visited-style-name="Visited_20_Internet_20_Link"><text:span text:style-name="Source_20_Text">String</text:span></text:a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toString%28%29" text:style-name="Internet_20_link" text:visited-style-name="Visited_20_Internet_20_Link"><text:span text:style-name="Source_20_Text"><text:span text:style-name="Strong_20_Emphasis">toString</text:span></text:span></text:a><text:span text:style-name="Source_20_Text">()</text:span> </text:p>
            <text:p text:style-name="Table_20_Contents">Return a string representation of this poi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x%28%29" text:style-name="Internet_20_link" text:visited-style-name="Visited_20_Internet_20_Link"><text:span text:style-name="Source_20_Text"><text:span text:style-name="Strong_20_Emphasis">x</text:span></text:span></text:a><text:span text:style-name="Source_20_Text">()</text:span> </text:p>
            <text:p text:style-name="Table_20_Contents">Returns the x-coordinat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ouble</text:span></text:p>
          </table:table-cell>
          <table:table-cell table:style-name="Table3.A1" office:value-type="string">
            <text:p text:style-name="Table_20_Contents"><text:a xlink:type="simple" xlink:href="http://algs4.cs.princeton.edu/code/javadoc/edu/princeton/cs/algs4/Point2D.html#y%28%29" text:style-name="Internet_20_link" text:visited-style-name="Visited_20_Internet_20_Link"><text:span text:style-name="Source_20_Text"><text:span text:style-name="Strong_20_Emphasis">y</text:span></text:span></text:a><text:span text:style-name="Source_20_Text">()</text:span> </text:p>
            <text:p text:style-name="Table_20_Contents">Returns the y-coordinate.</text:p>
          </table:table-cell>
        </table:table-row>
      </table:table>
      <text:list xml:id="list144216616399220" text:continue-numbering="true" text:style-name="L3">
        <text:list-item>
          <text:list>
            <text:list-item>
              <text:list>
                <text:list-item>
                  <text:h text:style-name="P9" text:outline-level="3"><text:bookmark text:name="methods_inherited_from_class_Object"/>Methods inherited from class <text:a xlink:type="simple" xlink:href="http://docs.oracle.com/javase/7/docs/api/java/lang/Object.html?is-external=true" text:style-name="Internet_20_link" text:visited-style-name="Visited_20_Internet_20_Link">Object</text:a></text:h>
                  <text:p text:style-name="P5"><text:a xlink:type="simple" xlink:href="http://docs.oracle.com/javase/7/docs/api/java/lang/Object.html?is-external=true#clone%28%29" text:style-name="Internet_20_link" text:visited-style-name="Visited_20_Internet_20_Link"><text:span text:style-name="Source_20_Text">clone</text:span></text:a><text:span text:style-name="Source_20_Text">, </text:span><text:a xlink:type="simple" xlink:href="http://docs.oracle.com/javase/7/docs/api/java/lang/Object.html?is-external=true#finalize%28%29" text:style-name="Internet_20_link" text:visited-style-name="Visited_20_Internet_20_Link"><text:span text:style-name="Source_20_Text">finalize</text:span></text:a><text:span text:style-name="Source_20_Text">, </text:span><text:a xlink:type="simple" xlink:href="http://docs.oracle.com/javase/7/docs/api/java/lang/Object.html?is-external=true#getClass%28%29" text:style-name="Internet_20_link" text:visited-style-name="Visited_20_Internet_20_Link"><text:span text:style-name="Source_20_Text">getClass</text:span></text:a><text:span text:style-name="Source_20_Text">, </text:span><text:a xlink:type="simple" xlink:href="http://docs.oracle.com/javase/7/docs/api/java/lang/Object.html?is-external=true#notify%28%29" text:style-name="Internet_20_link" text:visited-style-name="Visited_20_Internet_20_Link"><text:span text:style-name="Source_20_Text">notify</text:span></text:a><text:span text:style-name="Source_20_Text">, </text:span><text:a xlink:type="simple" xlink:href="http://docs.oracle.com/javase/7/docs/api/java/lang/Object.html?is-external=true#notifyAll%28%29" text:style-name="Internet_20_link" text:visited-style-name="Visited_20_Internet_20_Link"><text:span text:style-name="Source_20_Text">notifyAll</text:span></text:a><text:span text:style-name="Source_20_Text">, </text:span><text:a xlink:type="simple" xlink:href="http://docs.oracle.com/javase/7/docs/api/java/lang/Object.html?is-external=true#wait%28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,%20int%29" text:style-name="Internet_20_link" text:visited-style-name="Visited_20_Internet_20_Link"><text:span text:style-name="Source_20_Text">wait</text:span></text:a> </text:p>
                </text:list-item>
              </text:list>
            </text:list-item>
          </text:list>
        </text:list-item>
      </text:list>
      <text:list xml:id="list335418809205684447" text:style-name="L4">
        <text:list-item>
          <text:list>
            <text:list-item>
              <text:list>
                <text:list-item>
                  <text:h text:style-name="P10" text:outline-level="3"><text:bookmark text:name="field_detail"/><text:soft-page-break/>Field Detail</text:h>
                  <text:list>
                    <text:list-item>
                      <text:h text:style-name="P21" text:outline-level="4"><text:bookmark text:name="X_ORDER"/>X_ORDER</text:h>
                    </text:list-item>
                  </text:list>
                  <text:p text:style-name="P14">public static final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 X_ORDER</text:p>
                  <text:p text:style-name="P8">Compares two points by x-coordinate.</text:p>
                  <text:list text:continue-numbering="true">
                    <text:list-item>
                      <text:h text:style-name="P21" text:outline-level="4"><text:bookmark text:name="Y_ORDER"/>Y_ORDER</text:h>
                    </text:list-item>
                  </text:list>
                  <text:p text:style-name="P14">public static final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 Y_ORDER</text:p>
                  <text:p text:style-name="P8">Compares two points by y-coordinate.</text:p>
                  <text:list text:continue-numbering="true">
                    <text:list-item>
                      <text:h text:style-name="P21" text:outline-level="4"><text:bookmark text:name="R_ORDER"/>R_ORDER</text:h>
                    </text:list-item>
                  </text:list>
                  <text:p text:style-name="P14">public static final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 R_ORDER</text:p>
                  <text:p text:style-name="P8">Compares two points by polar radius.</text:p>
                </text:list-item>
                <text:list-item>
                  <text:h text:style-name="P10" text:outline-level="3"><text:bookmark text:name="constructor_detail"/>Constructor Detail</text:h>
                  <text:list>
                    <text:list-item>
                      <text:h text:style-name="P21" text:outline-level="4"><text:bookmark text:name="Point2D(double, double)"/>Point2D</text:h>
                    </text:list-item>
                  </text:list>
                  <text:p text:style-name="P12">public Point2D(double x,</text:p>
                  <text:p text:style-name="P14"><text:s text:c="7"/>double y)</text:p>
                  <text:p text:style-name="P8">Initializes a new point (x, y).</text:p>
                  <text:p text:style-name="P16">Parameters:</text:p>
                  <text:p text:style-name="P18"><text:span text:style-name="Source_20_Text">x</text:span> - the x-coordinate</text:p>
                  <text:p text:style-name="P18"><text:span text:style-name="Source_20_Text">y</text:span> - the y-coordinate </text:p>
                  <text:p text:style-name="P16">Throws: </text:p>
                  <text:p text:style-name="P18"><text:a xlink:type="simple" xlink:href="http://docs.oracle.com/javase/7/docs/api/java/lang/IllegalArgumentException.html?is-external=true" text:style-name="Internet_20_link" text:visited-style-name="Visited_20_Internet_20_Link"><text:span text:style-name="Source_20_Text">IllegalArgumentException</text:span></text:a> - if either <text:span text:style-name="Source_20_Text">x</text:span> or <text:span text:style-name="Source_20_Text">y</text:span> is <text:span text:style-name="Source_20_Text">Double.NaN</text:span>, <text:span text:style-name="Source_20_Text">Double.POSITIVE_INFINITY</text:span> or <text:span text:style-name="Source_20_Text">Double.NEGATIVE_INFINITY</text:span></text:p>
                </text:list-item>
                <text:list-item>
                  <text:h text:style-name="P10" text:outline-level="3"><text:bookmark text:name="method_detail"/>Method Detail</text:h>
                  <text:list>
                    <text:list-item>
                      <text:h text:style-name="P21" text:outline-level="4"><text:bookmark text:name="x()"/>x</text:h>
                    </text:list-item>
                  </text:list>
                  <text:p text:style-name="P14">public double x()</text:p>
                  <text:p text:style-name="P8">Returns the x-coordinate.</text:p>
                  <text:p text:style-name="P16">Returns:</text:p>
                  <text:p text:style-name="P18">the x-coordinate</text:p>
                  <text:list text:continue-numbering="true">
                    <text:list-item>
                      <text:h text:style-name="P21" text:outline-level="4"><text:bookmark text:name="y()"/>y</text:h>
                    </text:list-item>
                  </text:list>
                  <text:p text:style-name="P14">public double y()</text:p>
                  <text:p text:style-name="P8">Returns the y-coordinate.</text:p>
                  <text:p text:style-name="P16">Returns:</text:p>
                  <text:p text:style-name="P18">the y-coordinate</text:p>
                  <text:list text:continue-numbering="true">
                    <text:list-item>
                      <text:h text:style-name="P21" text:outline-level="4"><text:bookmark text:name="r()"/>r</text:h>
                    </text:list-item>
                  </text:list>
                  <text:p text:style-name="P14">public double r()</text:p>
                  <text:p text:style-name="P8"><text:soft-page-break/>Returns the polar radius of this point.</text:p>
                  <text:p text:style-name="P16">Returns:</text:p>
                  <text:p text:style-name="P18">the polar radius of this point in polar coordiantes: sqrt(x*x + y*y)</text:p>
                  <text:list text:continue-numbering="true">
                    <text:list-item>
                      <text:h text:style-name="P21" text:outline-level="4"><text:bookmark text:name="theta()"/>theta</text:h>
                    </text:list-item>
                  </text:list>
                  <text:p text:style-name="P14">public double theta()</text:p>
                  <text:p text:style-name="P8">Returns the angle of this point in polar coordinates.</text:p>
                  <text:p text:style-name="P16">Returns:</text:p>
                  <text:p text:style-name="P18">the angle (in radians) of this point in polar coordiantes (between –π/2 and π/2)</text:p>
                  <text:list text:continue-numbering="true">
                    <text:list-item>
                      <text:h text:style-name="P21" text:outline-level="4"><text:bookmark text:name="ccw(edu.princeton.cs.algs4.Point2D, edu.princeton.cs.algs4.Point2D, edu.princeton.cs.algs4.Point2D)"/>ccw</text:h>
                    </text:list-item>
                  </text:list>
                  <text:p text:style-name="P12">public static int ccw(<text:a xlink:type="simple" xlink:href="http://algs4.cs.princeton.edu/code/javadoc/edu/princeton/cs/algs4/Point2D.html" text:style-name="Internet_20_link" text:visited-style-name="Visited_20_Internet_20_Link">Point2D</text:a> a,</text:p>
                  <text:p text:style-name="P12"><text:s text:c="6"/><text:a xlink:type="simple" xlink:href="http://algs4.cs.princeton.edu/code/javadoc/edu/princeton/cs/algs4/Point2D.html" text:style-name="Internet_20_link" text:visited-style-name="Visited_20_Internet_20_Link">Point2D</text:a> b,</text:p>
                  <text:p text:style-name="P14"><text:s text:c="6"/><text:a xlink:type="simple" xlink:href="http://algs4.cs.princeton.edu/code/javadoc/edu/princeton/cs/algs4/Point2D.html" text:style-name="Internet_20_link" text:visited-style-name="Visited_20_Internet_20_Link">Point2D</text:a> c)</text:p>
                  <text:p text:style-name="P8">Returns true if a→b→c is a counterclockwise turn.</text:p>
                  <text:p text:style-name="P16">Parameters:</text:p>
                  <text:p text:style-name="P18"><text:span text:style-name="Source_20_Text">a</text:span> - first point</text:p>
                  <text:p text:style-name="P18"><text:span text:style-name="Source_20_Text">b</text:span> - second point</text:p>
                  <text:p text:style-name="P18"><text:span text:style-name="Source_20_Text">c</text:span> - third point </text:p>
                  <text:p text:style-name="P16">Returns:</text:p>
                  <text:p text:style-name="P18">{ -1, 0, +1 } if a→b→c is a { clockwise, collinear; counterclocwise } turn.</text:p>
                  <text:list text:continue-numbering="true">
                    <text:list-item>
                      <text:h text:style-name="P21" text:outline-level="4"><text:bookmark text:name="area2(edu.princeton.cs.algs4.Point2D, edu.princeton.cs.algs4.Point2D, edu.princeton.cs.algs4.Point2D)"/>area2</text:h>
                    </text:list-item>
                  </text:list>
                  <text:p text:style-name="P12">public static double area2(<text:a xlink:type="simple" xlink:href="http://algs4.cs.princeton.edu/code/javadoc/edu/princeton/cs/algs4/Point2D.html" text:style-name="Internet_20_link" text:visited-style-name="Visited_20_Internet_20_Link">Point2D</text:a> a,</text:p>
                  <text:p text:style-name="P12"><text:s text:c="11"/><text:a xlink:type="simple" xlink:href="http://algs4.cs.princeton.edu/code/javadoc/edu/princeton/cs/algs4/Point2D.html" text:style-name="Internet_20_link" text:visited-style-name="Visited_20_Internet_20_Link">Point2D</text:a> b,</text:p>
                  <text:p text:style-name="P14"><text:s text:c="11"/><text:a xlink:type="simple" xlink:href="http://algs4.cs.princeton.edu/code/javadoc/edu/princeton/cs/algs4/Point2D.html" text:style-name="Internet_20_link" text:visited-style-name="Visited_20_Internet_20_Link">Point2D</text:a> c)</text:p>
                  <text:p text:style-name="P8">Returns twice the signed area of the triangle a-b-c.</text:p>
                  <text:p text:style-name="P16">Parameters:</text:p>
                  <text:p text:style-name="P18"><text:span text:style-name="Source_20_Text">a</text:span> - first point</text:p>
                  <text:p text:style-name="P18"><text:span text:style-name="Source_20_Text">b</text:span> - second point</text:p>
                  <text:p text:style-name="P18"><text:span text:style-name="Source_20_Text">c</text:span> - third point </text:p>
                  <text:p text:style-name="P16">Returns:</text:p>
                  <text:p text:style-name="P18">twice the signed area of the triangle a-b-c</text:p>
                  <text:list text:continue-numbering="true">
                    <text:list-item>
                      <text:h text:style-name="P21" text:outline-level="4"><text:bookmark text:name="distanceTo(edu.princeton.cs.algs4.Point2D)"/>distanceTo</text:h>
                    </text:list-item>
                  </text:list>
                  <text:p text:style-name="P14">public double distanceTo(<text:a xlink:type="simple" xlink:href="http://algs4.cs.princeton.edu/code/javadoc/edu/princeton/cs/algs4/Point2D.html" text:style-name="Internet_20_link" text:visited-style-name="Visited_20_Internet_20_Link">Point2D</text:a> that)</text:p>
                  <text:p text:style-name="P8">Returns the Euclidean distance between this point and that point.</text:p>
                  <text:p text:style-name="P16">Parameters:</text:p>
                  <text:p text:style-name="P18"><text:span text:style-name="Source_20_Text">that</text:span> - the other point </text:p>
                  <text:p text:style-name="P16">Returns:</text:p>
                  <text:p text:style-name="P18">the Euclidean distance between this point and that point</text:p>
                  <text:list text:continue-numbering="true">
                    <text:list-item>
                      <text:h text:style-name="P21" text:outline-level="4"><text:bookmark text:name="distanceSquaredTo(edu.princeton.cs.algs4.Point2D)"/>distanceSquaredTo</text:h>
                    </text:list-item>
                  </text:list>
                  <text:p text:style-name="P14">public double distanceSquaredTo(<text:a xlink:type="simple" xlink:href="http://algs4.cs.princeton.edu/code/javadoc/edu/princeton/cs/algs4/Point2D.html" text:style-name="Internet_20_link" text:visited-style-name="Visited_20_Internet_20_Link">Point2D</text:a> that)</text:p>
                  <text:p text:style-name="P8"><text:soft-page-break/>Returns the square of the Euclidean distance between this point and that point.</text:p>
                  <text:p text:style-name="P16">Parameters:</text:p>
                  <text:p text:style-name="P18"><text:span text:style-name="Source_20_Text">that</text:span> - the other point </text:p>
                  <text:p text:style-name="P16">Returns:</text:p>
                  <text:p text:style-name="P18">the square of the Euclidean distance between this point and that point</text:p>
                  <text:list text:continue-numbering="true">
                    <text:list-item>
                      <text:h text:style-name="P21" text:outline-level="4"><text:bookmark text:name="compareTo(edu.princeton.cs.algs4.Point2D)"/>compareTo</text:h>
                    </text:list-item>
                  </text:list>
                  <text:p text:style-name="P14">public int compareTo(<text:a xlink:type="simple" xlink:href="http://algs4.cs.princeton.edu/code/javadoc/edu/princeton/cs/algs4/Point2D.html" text:style-name="Internet_20_link" text:visited-style-name="Visited_20_Internet_20_Link">Point2D</text:a> that)</text:p>
                  <text:p text:style-name="P8">Compares two points by y-coordinate, breaking ties by x-coordinate. Formally, the invoking point (x0, y0) is less than the argument point (x1, y1) if and only if either <text:span text:style-name="Source_20_Text">y0 &lt; y1</text:span> or if <text:span text:style-name="Source_20_Text">y0 == y1</text:span> and <text:span text:style-name="Source_20_Text">x0 &lt; x1</text:span>.</text:p>
                  <text:p text:style-name="P16"><text:span text:style-name="Strong_20_Emphasis">Specified by:</text:span> </text:p>
                  <text:p text:style-name="P18"><text:a xlink:type="simple" xlink:href="http://docs.oracle.com/javase/7/docs/api/java/lang/Comparable.html?is-external=true#compareTo%28T%29" text:style-name="Internet_20_link" text:visited-style-name="Visited_20_Internet_20_Link"><text:span text:style-name="Source_20_Text">compareTo</text:span></text:a> in interface <text:a xlink:type="simple" xlink:href="http://docs.oracle.com/javase/7/docs/api/java/lang/Comparable.html?is-external=true" text:style-name="Internet_20_link" text:visited-style-name="Visited_20_Internet_20_Link"><text:span text:style-name="Source_20_Text">Comparable</text:span></text:a><text:span text:style-name="Source_20_Text">&lt;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&gt;</text:span> </text:p>
                  <text:p text:style-name="P16">Parameters:</text:p>
                  <text:p text:style-name="P18"><text:span text:style-name="Source_20_Text">that</text:span> - the other point </text:p>
                  <text:p text:style-name="P16">Returns:</text:p>
                  <text:p text:style-name="P18">the value <text:span text:style-name="Source_20_Text">0</text:span> if this string is equal to the argument string (precisely when <text:span text:style-name="Source_20_Text">equals()</text:span> returns <text:span text:style-name="Source_20_Text">true</text:span>); a negative integer if this point is less than the argument point; and a positive integer if this point is greater than the argument point</text:p>
                  <text:list text:continue-numbering="true">
                    <text:list-item>
                      <text:h text:style-name="P21" text:outline-level="4"><text:bookmark text:name="polarOrder()"/>polarOrder</text:h>
                    </text:list-item>
                  </text:list>
                  <text:p text:style-name="P14">public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 polarOrder()</text:p>
                  <text:p text:style-name="P8">Compares two points by polar angle (between 0 and 2π) with respect to this point.</text:p>
                  <text:p text:style-name="P16">Returns:</text:p>
                  <text:p text:style-name="P18">the comparator</text:p>
                  <text:list text:continue-numbering="true">
                    <text:list-item>
                      <text:h text:style-name="P21" text:outline-level="4"><text:bookmark text:name="atan2Order()"/>atan2Order</text:h>
                    </text:list-item>
                  </text:list>
                  <text:p text:style-name="P14">public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 atan2Order()</text:p>
                  <text:p text:style-name="P8">Compares two points by atan2() angle (between –π and π) with respect to this point.</text:p>
                  <text:p text:style-name="P16">Returns:</text:p>
                  <text:p text:style-name="P18">the comparator</text:p>
                  <text:list text:continue-numbering="true">
                    <text:list-item>
                      <text:h text:style-name="P21" text:outline-level="4"><text:bookmark text:name="distanceToOrder()"/>distanceToOrder</text:h>
                    </text:list-item>
                  </text:list>
                  <text:p text:style-name="P14">public 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Point2D.html" text:style-name="Internet_20_link" text:visited-style-name="Visited_20_Internet_20_Link">Point2D</text:a>&gt; distanceToOrder()</text:p>
                  <text:p text:style-name="P8">Compares two points by distance to this point.</text:p>
                  <text:p text:style-name="P16">Returns:</text:p>
                  <text:p text:style-name="P18">the comparator</text:p>
                  <text:list text:continue-numbering="true">
                    <text:list-item>
                      <text:h text:style-name="P21" text:outline-level="4"><text:bookmark text:name="equals(java.lang.Object)"/>equals</text:h>
                    </text:list-item>
                  </text:list>
                  <text:p text:style-name="P14">public boolean equals(<text:a xlink:type="simple" xlink:href="http://docs.oracle.com/javase/7/docs/api/java/lang/Object.html?is-external=true" text:style-name="Internet_20_link" text:visited-style-name="Visited_20_Internet_20_Link">Object</text:a> other)</text:p>
                  <text:p text:style-name="P8">Compares this point to the specified point.</text:p>
                  <text:p text:style-name="P16"><text:span text:style-name="Strong_20_Emphasis">Overrides:</text:span> </text:p>
                  <text:p text:style-name="P18"><text:soft-page-break/><text:a xlink:type="simple" xlink:href="http://docs.oracle.com/javase/7/docs/api/java/lang/Object.html?is-external=true#equals%28java.lang.Object%29" text:style-name="Internet_20_link" text:visited-style-name="Visited_20_Internet_20_Link"><text:span text:style-name="Source_20_Text">equals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6">Parameters:</text:p>
                  <text:p text:style-name="P18"><text:span text:style-name="Source_20_Text">other</text:span> - the other point </text:p>
                  <text:p text:style-name="P16">Returns:</text:p>
                  <text:p text:style-name="P18"><text:span text:style-name="Source_20_Text">true</text:span> if this point equals <text:span text:style-name="Source_20_Text">other</text:span>; <text:span text:style-name="Source_20_Text">false</text:span> otherwise</text:p>
                  <text:list text:continue-numbering="true">
                    <text:list-item>
                      <text:h text:style-name="P21" text:outline-level="4"><text:bookmark text:name="toString()"/>toString</text:h>
                    </text:list-item>
                  </text:list>
                  <text:p text:style-name="P14">public <text:a xlink:type="simple" xlink:href="http://docs.oracle.com/javase/7/docs/api/java/lang/String.html?is-external=true" text:style-name="Internet_20_link" text:visited-style-name="Visited_20_Internet_20_Link">String</text:a> toString()</text:p>
                  <text:p text:style-name="P8">Return a string representation of this point.</text:p>
                  <text:p text:style-name="P16"><text:span text:style-name="Strong_20_Emphasis">Overrides:</text:span> </text:p>
                  <text:p text:style-name="P18"><text:a xlink:type="simple" xlink:href="http://docs.oracle.com/javase/7/docs/api/java/lang/Object.html?is-external=true#toString%28%29" text:style-name="Internet_20_link" text:visited-style-name="Visited_20_Internet_20_Link"><text:span text:style-name="Source_20_Text">toString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6">Returns:</text:p>
                  <text:p text:style-name="P18">a string representation of this point in the format (x, y)</text:p>
                  <text:list text:continue-numbering="true">
                    <text:list-item>
                      <text:h text:style-name="P21" text:outline-level="4"><text:bookmark text:name="hashCode()"/>hashCode</text:h>
                    </text:list-item>
                  </text:list>
                  <text:p text:style-name="P14">public int hashCode()</text:p>
                  <text:p text:style-name="P8">Returns an integer hash code for this point.</text:p>
                  <text:p text:style-name="P16"><text:span text:style-name="Strong_20_Emphasis">Overrides:</text:span> </text:p>
                  <text:p text:style-name="P18"><text:a xlink:type="simple" xlink:href="http://docs.oracle.com/javase/7/docs/api/java/lang/Object.html?is-external=true#hashCode%28%29" text:style-name="Internet_20_link" text:visited-style-name="Visited_20_Internet_20_Link"><text:span text:style-name="Source_20_Text">hashCode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6">Returns:</text:p>
                  <text:p text:style-name="P18">an integer hash code for this point</text:p>
                  <text:list text:continue-numbering="true">
                    <text:list-item>
                      <text:h text:style-name="P21" text:outline-level="4"><text:bookmark text:name="draw()"/>draw</text:h>
                    </text:list-item>
                  </text:list>
                  <text:p text:style-name="P14">public void draw()</text:p>
                  <text:p text:style-name="P8">Plot this point using standard draw.</text:p>
                  <text:list text:continue-numbering="true">
                    <text:list-item>
                      <text:h text:style-name="P21" text:outline-level="4"><text:bookmark text:name="drawTo(edu.princeton.cs.algs4.Point2D)"/>drawTo</text:h>
                    </text:list-item>
                  </text:list>
                  <text:p text:style-name="P14">public void drawTo(<text:a xlink:type="simple" xlink:href="http://algs4.cs.princeton.edu/code/javadoc/edu/princeton/cs/algs4/Point2D.html" text:style-name="Internet_20_link" text:visited-style-name="Visited_20_Internet_20_Link">Point2D</text:a> that)</text:p>
                  <text:p text:style-name="P8">Plot a line from this point to that point using standard draw.</text:p>
                  <text:p text:style-name="P16">Parameters:</text:p>
                  <text:p text:style-name="P18"><text:span text:style-name="Source_20_Text">that</text:span> - the other point</text:p>
                  <text:list text:continue-numbering="true">
                    <text:list-item>
                      <text:h text:style-name="P21" text:outline-level="4"><text:bookmark text:name="main(java.lang.String[])"/>main</text:h>
                    </text:list-item>
                  </text:list>
                  <text:p text:style-name="P14">public static void main(<text:a xlink:type="simple" xlink:href="http://docs.oracle.com/javase/7/docs/api/java/lang/String.html?is-external=true" text:style-name="Internet_20_link" text:visited-style-name="Visited_20_Internet_20_Link">String</text:a>[] args)</text:p>
                  <text:p text:style-name="P8">Unit tests the point data type.</text:p>
                  <text:p text:style-name="P16">Parameters:</text:p>
                  <text:p text:style-name="P20"><text:span text:style-name="Source_20_Text">args</text:span> - the command-line arguments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4:41:59.621861728</meta:creation-date>
    <dc:date>2017-04-27T14:42:15.910120680</dc:date>
    <meta:editing-duration>PT17S</meta:editing-duration>
    <meta:editing-cycles>1</meta:editing-cycles>
    <meta:document-statistic meta:table-count="3" meta:image-count="0" meta:object-count="0" meta:page-count="6" meta:paragraph-count="231" meta:word-count="1119" meta:character-count="6540" meta:non-whitespace-character-count="5716"/>
    <meta:generator>LibreOffice/5.1.6.2$Linux_x86 LibreOffice_project/10m0$Build-2</meta:generator>
  </office:meta>
</office:document-meta>
</file>